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5-09-1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5-06-0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5-03-2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4-12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4-09-2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4-06-2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4-03-1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3-12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3-09-1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3-06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3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2-09-1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2-06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2-03-2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1-12-1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1-09-1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1-03-3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6124" calcext:value-type="float">
            <text:p>29.18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6708" calcext:value-type="float">
            <text:p>29.28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178" calcext:value-type="float">
            <text:p>29.48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4828" calcext:value-type="float">
            <text:p>29.48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0772" calcext:value-type="float">
            <text:p>30.56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4532" calcext:value-type="float">
            <text:p>30.16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2052" calcext:value-type="float">
            <text:p>29.37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7772" calcext:value-type="float">
            <text:p>29.41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9924" calcext:value-type="float">
            <text:p>29.10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978" calcext:value-type="float">
            <text:p>28.71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6188" calcext:value-type="float">
            <text:p>28.93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518" calcext:value-type="float">
            <text:p>30.01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7076" calcext:value-type="float">
            <text:p>30.70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1396" calcext:value-type="float">
            <text:p>30.98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5948" calcext:value-type="float">
            <text:p>30.82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6676" calcext:value-type="float">
            <text:p>31.31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885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48" meta:object-count="0"/>
    <meta:user-defined meta:name="AppVersion">3.0</meta:user-defined>
  </office:meta>
</office:document-meta>
</file>